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6" style:family="table-cell" style:parent-style-name="Default" style:data-style-name="N111">
      <style:text-properties fo:color="#000000"/>
    </style:style>
    <style:style style:name="ce11" style:family="table-cell" style:parent-style-name="Default" style:data-style-name="N111"/>
    <style:style style:name="ce27" style:family="table-cell" style:parent-style-name="Default" style:data-style-name="N111">
      <style:table-cell-properties fo:background-color="transparent"/>
      <style:text-properties fo:color="#000000"/>
    </style:style>
    <style:style style:name="ce17" style:family="table-cell" style:parent-style-name="Default" style:data-style-name="N111">
      <style:table-cell-properties fo:background-color="#ff0000"/>
      <style:text-properties fo:color="#000000"/>
    </style:style>
    <style:style style:name="ce20" style:family="table-cell" style:parent-style-name="Default" style:data-style-name="N111">
      <style:table-cell-properties fo:background-color="#81d41a"/>
      <style:text-properties fo:color="#000000"/>
    </style:style>
    <style:style style:name="ce19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transparent"/>
    </style:style>
    <style:style style:name="ce24" style:family="table-cell" style:parent-style-name="Default" style:data-style-name="N111">
      <style:table-cell-properties fo:background-color="#ffffff"/>
      <style:text-properties fo:color="#000000"/>
    </style:style>
    <style:style style:name="ce23" style:family="table-cell" style:parent-style-name="Default" style:data-style-name="N111">
      <style:table-cell-properties fo:background-color="#ff0000"/>
    </style:style>
    <style:style style:name="ce25" style:family="table-cell" style:parent-style-name="Default" style:data-style-name="N111">
      <style:table-cell-properties fo:background-color="#ffffff"/>
    </style:style>
    <style:style style:name="ce15" style:family="table-cell" style:parent-style-name="Default" style:data-style-name="N111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6" table:formula="of:=[.V3]/9.76753" office:value-type="float" office:value="1.4694231806813" calcext:value-type="float">
            <text:p>1.469423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7" calcext:value-type="float">
            <text:p>7.000000</text:p>
          </table:table-cell>
          <table:table-cell office:value-type="float" office:value="3" calcext:value-type="float">
            <text:p>3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6" table:formula="of:=[.V4]/33.6983" office:value-type="float" office:value="2.32964689613423" calcext:value-type="float">
            <text:p>2.329647</text:p>
          </table:table-cell>
          <table:table-cell table:style-name="ce20" table:formula="of:=[.W4]/77.5582" office:value-type="float" office:value="1.0186561833565" calcext:value-type="float">
            <text:p>1.018656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10" calcext:value-type="float">
            <text:p>10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4" calcext:value-type="float">
            <text:p>4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6" table:formula="of:=[.V5]/197.64" office:value-type="float" office:value="1.03270693685489" calcext:value-type="float">
            <text:p>1.032707</text:p>
          </table:table-cell>
          <table:table-cell table:formula="of:=[.W5]/200.896" office:value-type="float" office:value="1.01289298940745" calcext:value-type="float">
            <text:p>1.012893</text:p>
          </table:table-cell>
          <table:table-cell table:style-name="ce23" table:formula="of:=[.X5]/200.425" office:value-type="float" office:value="0.988371909691905" calcext:value-type="float">
            <text:p>0.988372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26" calcext:value-type="float">
            <text:p>26.000000</text:p>
          </table:table-cell>
          <table:table-cell table:number-columns-repeated="2" office:value-type="float" office:value="6" calcext:value-type="float">
            <text:p>6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formula="of:=[.V6]/213.742" office:value-type="float" office:value="1.86509258826061" calcext:value-type="float">
            <text:p>1.865093</text:p>
          </table:table-cell>
          <table:table-cell table:style-name="ce19" table:formula="of:=[.W6]/393.507" office:value-type="float" office:value="1.01433677164574" calcext:value-type="float">
            <text:p>1.014337</text:p>
          </table:table-cell>
          <table:table-cell table:formula="of:=[.X6]/382.58" office:value-type="float" office:value="1.01893964660986" calcext:value-type="float">
            <text:p>1.018940</text:p>
          </table:table-cell>
          <table:table-cell table:style-name="ce25" table:formula="of:=[.Y6]/372.182" office:value-type="float" office:value="0.998475960685901" calcext:value-type="float">
            <text:p>0.998476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number-columns-repeated="2" table:style-name="ce23" office:value-type="float" office:value="101" calcext:value-type="float">
            <text:p>101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297.747" office:value-type="float" office:value="2.25447861103554" calcext:value-type="float">
            <text:p>2.254479</text:p>
          </table:table-cell>
          <table:table-cell table:style-name="ce29" table:formula="of:=[.W7]/642.393" office:value-type="float" office:value="1.04450783243279" calcext:value-type="float">
            <text:p>1.044508</text:p>
          </table:table-cell>
          <table:table-cell table:formula="of:=[.X7]/650.357" office:value-type="float" office:value="1.01895803381835" calcext:value-type="float">
            <text:p>1.018958</text:p>
          </table:table-cell>
          <table:table-cell table:formula="of:=[.Y7]/624.909" office:value-type="float" office:value="1.02019918100075" calcext:value-type="float">
            <text:p>1.020199</text:p>
          </table:table-cell>
          <table:table-cell table:formula="of:=[.Z7]/584.597" office:value-type="float" office:value="1.02566556106172" calcext:value-type="float">
            <text:p>1.025666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22" calcext:value-type="float">
            <text:p>22.000000</text:p>
          </table:table-cell>
          <table:table-cell table:style-name="ce23" office:value-type="float" office:value="101" calcext:value-type="float">
            <text:p>101.000000</text:p>
          </table:table-cell>
          <table:table-cell table:number-columns-repeated="2"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429.353" office:value-type="float" office:value="2.40214411591394" calcext:value-type="float">
            <text:p>2.402144</text:p>
          </table:table-cell>
          <table:table-cell table:style-name="ce24" table:formula="of:=[.W8]/492.523" office:value-type="float" office:value="2.09148742292238" calcext:value-type="float">
            <text:p>2.091487</text:p>
          </table:table-cell>
          <table:table-cell table:style-name="ce17" table:formula="of:=[.X8]/1023.58" office:value-type="float" office:value="0.995374430918932" calcext:value-type="float">
            <text:p>0.995374</text:p>
          </table:table-cell>
          <table:table-cell table:formula="of:=[.Y8]/979.114" office:value-type="float" office:value="1.01567543718096" calcext:value-type="float">
            <text:p>1.015675</text:p>
          </table:table-cell>
          <table:table-cell table:formula="of:=[.Z8]/926.009" office:value-type="float" office:value="1.02220846665637" calcext:value-type="float">
            <text:p>1.022208</text:p>
          </table:table-cell>
          <table:table-cell table:formula="of:=[.AA8]/828.857" office:value-type="float" office:value="1.06421293419733" calcext:value-type="float">
            <text:p>1.064213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20" calcext:value-type="float">
            <text:p>20.000000</text:p>
          </table:table-cell>
          <table:table-cell table:style-name="ce25" office:value-type="float" office:value="37" calcext:value-type="float">
            <text:p>37.000000</text:p>
          </table:table-cell>
          <table:table-cell table:style-name="ce29" office:value-type="float" office:value="46" calcext:value-type="float">
            <text:p>46.000000</text:p>
          </table:table-cell>
          <table:table-cell office:value-type="float" office:value="6" calcext:value-type="float">
            <text:p>6.000000</text:p>
          </table:table-cell>
          <table:table-cell table:number-columns-repeated="2" office:value-type="float" office:value="5" calcext:value-type="float">
            <text:p>5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-363.859" office:value-type="float" office:value="-4.05650589926318" calcext:value-type="float">
            <text:p>-4.056506</text:p>
          </table:table-cell>
          <table:table-cell table:style-name="ce27" table:formula="of:=[.W9]/383.731" office:value-type="float" office:value="3.8466169790817" calcext:value-type="float">
            <text:p>3.846617</text:p>
          </table:table-cell>
          <table:table-cell table:style-name="ce17" table:formula="of:=[.X9]/1584.49" office:value-type="float" office:value="0.928710209594254" calcext:value-type="float">
            <text:p>0.928710</text:p>
          </table:table-cell>
          <table:table-cell table:style-name="ce17" table:formula="of:=[.Y9]/1492.53" office:value-type="float" office:value="0.966098329681815" calcext:value-type="float">
            <text:p>0.966098</text:p>
          </table:table-cell>
          <table:table-cell table:formula="of:=[.Z9]/1370.67" office:value-type="float" office:value="1.01737216105992" calcext:value-type="float">
            <text:p>1.017372</text:p>
          </table:table-cell>
          <table:table-cell table:formula="of:=[.AA9]/1270.62" office:value-type="float" office:value="1.03650816137004" calcext:value-type="float">
            <text:p>1.036508</text:p>
          </table:table-cell>
          <table:table-cell table:formula="of:=[.AB9]/1096.06" office:value-type="float" office:value="1.11227286827363" calcext:value-type="float">
            <text:p>1.112273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number-columns-repeated="4" table:style-name="ce23" office:value-type="float" office:value="101" calcext:value-type="float">
            <text:p>101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17" table:formula="of:=[.V10]/3871.5" office:value-type="float" office:value="0.52828730542942" calcext:value-type="float">
            <text:p>0.528287</text:p>
          </table:table-cell>
          <table:table-cell table:style-name="ce16" table:formula="of:=[.W10]/-382.753" office:value-type="float" office:value="-5.33974440435477" calcext:value-type="float">
            <text:p>-5.339744</text:p>
          </table:table-cell>
          <table:table-cell table:style-name="ce16" table:formula="of:=[.X10]/640.948" office:value-type="float" office:value="3.16747244706279" calcext:value-type="float">
            <text:p>3.167472</text:p>
          </table:table-cell>
          <table:table-cell table:style-name="ce17" table:formula="of:=[.Y10]/2146.02" office:value-type="float" office:value="0.92965947661252" calcext:value-type="float">
            <text:p>0.929659</text:p>
          </table:table-cell>
          <table:table-cell table:style-name="ce17" table:formula="of:=[.Z10]/2209.33" office:value-type="float" office:value="0.878154159858419" calcext:value-type="float">
            <text:p>0.878154</text:p>
          </table:table-cell>
          <table:table-cell table:formula="of:=[.AA10]/1818.85" office:value-type="float" office:value="1.02411897627622" calcext:value-type="float">
            <text:p>1.024119</text:p>
          </table:table-cell>
          <table:table-cell table:formula="of:=[.AB10]/1655.27" office:value-type="float" office:value="1.0565163387242" calcext:value-type="float">
            <text:p>1.056516</text:p>
          </table:table-cell>
          <table:table-cell table:formula="of:=[.AC10]/1376.79" office:value-type="float" office:value="1.16989526362045" calcext:value-type="float">
            <text:p>1.169895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number-columns-repeated="2" table:style-name="ce23" office:value-type="float" office:value="101" calcext:value-type="float">
            <text:p>101.000000</text:p>
          </table:table-cell>
          <table:table-cell table:style-name="ce29" office:value-type="float" office:value="40" calcext:value-type="float">
            <text:p>40.000000</text:p>
          </table:table-cell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72" calcext:value-type="float">
            <text:p>72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 table:style-name="ce11" office:value-type="float" office:value="6" calcext:value-type="float">
            <text:p>6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-394.069" office:value-type="float" office:value="-6.90048120963588" calcext:value-type="float">
            <text:p>-6.900481</text:p>
          </table:table-cell>
          <table:table-cell table:style-name="ce16" table:formula="of:=[.W11]/314.534" office:value-type="float" office:value="8.63456586569338" calcext:value-type="float">
            <text:p>8.634566</text:p>
          </table:table-cell>
          <table:table-cell table:style-name="ce16" table:formula="of:=[.X11]/597.097" office:value-type="float" office:value="4.51926859454997" calcext:value-type="float">
            <text:p>4.519269</text:p>
          </table:table-cell>
          <table:table-cell table:style-name="ce27" table:formula="of:=[.Y11]/1929.86" office:value-type="float" office:value="1.38013684930513" calcext:value-type="float">
            <text:p>1.380137</text:p>
          </table:table-cell>
          <table:table-cell table:style-name="ce17" table:formula="of:=[.Z11]/3255.96" office:value-type="float" office:value="0.798769794469219" calcext:value-type="float">
            <text:p>0.798770</text:p>
          </table:table-cell>
          <table:table-cell table:style-name="ce17" table:formula="of:=[.AA11]/2799.8" office:value-type="float" office:value="0.897786520465747" calcext:value-type="float">
            <text:p>0.897787</text:p>
          </table:table-cell>
          <table:table-cell table:style-name="ce16" table:formula="of:=[.AB11]/2314.36" office:value-type="float" office:value="1.03673581465286" calcext:value-type="float">
            <text:p>1.036736</text:p>
          </table:table-cell>
          <table:table-cell table:style-name="ce16" table:formula="of:=[.AC11]/2073.5" office:value-type="float" office:value="1.08136715698095" calcext:value-type="float">
            <text:p>1.081367</text:p>
          </table:table-cell>
          <table:table-cell table:style-name="ce16" table:formula="of:=[.AD11]/1662.21" office:value-type="float" office:value="1.23752642566222" calcext:value-type="float">
            <text:p>1.237526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number-columns-repeated="4" table:style-name="ce23" office:value-type="float" office:value="101" calcext:value-type="float">
            <text:p>101.000000</text:p>
          </table:table-cell>
          <table:table-cell table:style-name="ce29" office:value-type="float" office:value="15" calcext:value-type="float">
            <text:p>15.000000</text:p>
          </table:table-cell>
          <table:table-cell table:style-name="ce29" office:value-type="float" office:value="8" calcext:value-type="float">
            <text:p>8.000000</text:p>
          </table:table-cell>
          <table:table-cell table:style-name="ce29" office:value-type="float" office:value="7" calcext:value-type="float">
            <text:p>7.000000</text:p>
          </table:table-cell>
          <table:table-cell table:style-name="ce11" office:value-type="float" office:value="5" calcext:value-type="float">
            <text:p>5.000000</text:p>
          </table:table-cell>
          <table:table-cell table:style-name="ce11" office:value-type="float" office:value="6" calcext:value-type="float">
            <text:p>6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27" table:formula="of:=[.V12]/-1969.89" office:value-type="float" office:value="-1.78204913979968" calcext:value-type="float">
            <text:p>-1.782049</text:p>
          </table:table-cell>
          <table:table-cell table:style-name="ce27" table:formula="of:=[.W12]/3174.04" office:value-type="float" office:value="1.10636311451652" calcext:value-type="float">
            <text:p>1.106363</text:p>
          </table:table-cell>
          <table:table-cell table:style-name="ce27" table:formula="of:=[.X12]/-150.863" office:value-type="float" office:value="-23.1340764799851" calcext:value-type="float">
            <text:p>-23.134076</text:p>
          </table:table-cell>
          <table:table-cell table:style-name="ce16" table:formula="of:=[.Y12]/2284.78" office:value-type="float" office:value="1.50960394436226" calcext:value-type="float">
            <text:p>1.509604</text:p>
          </table:table-cell>
          <table:table-cell table:style-name="ce17" table:formula="of:=[.Z12]/4556.85" office:value-type="float" office:value="0.742983179169821" calcext:value-type="float">
            <text:p>0.742983</text:p>
          </table:table-cell>
          <table:table-cell table:style-name="ce17" table:formula="of:=[.AA12]/3353.41" office:value-type="float" office:value="0.980656376643476" calcext:value-type="float">
            <text:p>0.980656</text:p>
          </table:table-cell>
          <table:table-cell table:style-name="ce17" table:formula="of:=[.AB12]/3184.53" office:value-type="float" office:value="0.993029709250659" calcext:value-type="float">
            <text:p>0.993030</text:p>
          </table:table-cell>
          <table:table-cell table:style-name="ce16" table:formula="of:=[.AC12]/2847.08" office:value-type="float" office:value="1.05525763238125" calcext:value-type="float">
            <text:p>1.055258</text:p>
          </table:table-cell>
          <table:table-cell table:style-name="ce16" table:formula="of:=[.AD12]/2517.74" office:value-type="float" office:value="1.11096737550343" calcext:value-type="float">
            <text:p>1.110967</text:p>
          </table:table-cell>
          <table:table-cell table:style-name="ce16" table:formula="of:=[.AE12]/1943.86" office:value-type="float" office:value="1.3159528463984" calcext:value-type="float">
            <text:p>1.315953</text:p>
          </table:table-cell>
          <table:table-cell office:value-type="float" office:value="1" calcext:value-type="float">
            <text:p>1.000000</text:p>
          </table:table-cell>
          <table:table-cell/>
          <table:table-cell table:number-columns-repeated="3" table:style-name="ce23" office:value-type="float" office:value="101" calcext:value-type="float">
            <text:p>101.000000</text:p>
          </table:table-cell>
          <table:table-cell table:style-name="ce29" office:value-type="float" office:value="29" calcext:value-type="float">
            <text:p>29.000000</text:p>
          </table:table-cell>
          <table:table-cell office:value-type="float" office:value="12" calcext:value-type="float">
            <text:p>12.000000</text:p>
          </table:table-cell>
          <table:table-cell table:style-name="ce23" office:value-type="float" office:value="101" calcext:value-type="float">
            <text:p>101.000000</text:p>
          </table:table-cell>
          <table:table-cell office:value-type="float" office:value="38" calcext:value-type="float">
            <text:p>38.000000</text:p>
          </table:table-cell>
          <table:table-cell table:style-name="ce11" office:value-type="float" office:value="8" calcext:value-type="float">
            <text:p>8.000000</text:p>
          </table:table-cell>
          <table:table-cell table:style-name="ce11" office:value-type="float" office:value="5" calcext:value-type="float">
            <text:p>5.000000</text:p>
          </table:table-cell>
          <table:table-cell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O4 Integral_correction.D8:Integral_correction.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04T00:03:39.009535832</dc:date>
    <meta:editing-duration>PT23H35M18S</meta:editing-duration>
    <meta:editing-cycles>79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O4 Integral_correction.D8:Integral_correction.O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O8" chart:class="chart:scatter">
            <chart:domain table:cell-range-address="Integral_correction.D4:Integral_correction.O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O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  <table:table-cell office:value-type="float" office:value="0.765631902976438">
                <text:p>0.765631902976438</text:p>
              </table:table-cell>
              <table:table-cell office:value-type="float" office:value="0.91422691292876">
                <text:p>0.91422691292876</text:p>
              </table:table-cell>
              <table:table-cell office:value-type="float" office:value="1.05953210202287">
                <text:p>1.05953210202287</text:p>
              </table:table-cell>
              <table:table-cell office:value-type="float" office:value="1.19837207795214">
                <text:p>1.19837207795214</text:p>
              </table:table-cell>
              <table:table-cell office:value-type="float" office:value="1.32869666250058">
                <text:p>1.32869666250058</text:p>
              </table:table-cell>
              <table:table-cell office:value-type="float" office:value="1.44954274869231">
                <text:p>1.449542748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